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A0000015295912E76AD1B57CB.png" manifest:media-type="image/png"/>
  <manifest:file-entry manifest:full-path="Pictures/10000000000002AB000000232B499FB6205075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iri" svg:font-family="Calibi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iri" officeooo:rsid="00150efb" officeooo:paragraph-rsid="00150e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.8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. </text:p>
      <text:p text:style-name="P1"><draw:frame draw:style-name="fr2" draw:name="Image1" text:anchor-type="char" svg:x="0.113cm" svg:y="0.381cm" svg:width="16.2cm" svg:height="0.87cm" draw:z-index="0"><draw:image xlink:href="Pictures/10000000000002AB000000232B499FB6205075A2.png" xlink:type="simple" xlink:show="embed" xlink:actuate="onLoad" draw:mime-type="image/png"/></draw:frame></text:p>
      <text:p text:style-name="P1">netstat -rn | awk 'NR&gt;2{print $2}' |sort</text:p>
      <text:p text:style-name="P1"/>
      <text:p text:style-name="P1"><draw:frame draw:style-name="fr1" draw:name="Image2" text:anchor-type="char" svg:width="17cm" svg:height="6.823cm" draw:z-index="1"><draw:image xlink:href="Pictures/100000010000034A0000015295912E76AD1B57C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iri" svg:font-family="Calibi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00:24:51.650621342</meta:creation-date>
    <dc:date>2025-01-26T00:26:13.329091014</dc:date>
    <meta:editing-duration>PT1M22S</meta:editing-duration>
    <meta:editing-cycles>1</meta:editing-cycles>
    <meta:generator>LibreOffice/7.3.7.2$Linux_X86_64 LibreOffice_project/30$Build-2</meta:generator>
    <meta:document-statistic meta:table-count="0" meta:image-count="2" meta:object-count="0" meta:page-count="1" meta:paragraph-count="2" meta:word-count="8" meta:character-count="43" meta:non-whitespace-character-count="36"/>
  </office:meta>
</office:document-meta>
</file>